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5728in"/>
    </style:style>
    <style:style style:name="co4" style:family="table-column">
      <style:table-column-properties fo:break-before="auto" style:column-width="0.3957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1.1354in"/>
    </style:style>
    <style:style style:name="co7" style:family="table-column">
      <style:table-column-properties fo:break-before="auto" style:column-width="1.2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wrap-option="wrap"/>
    </style:style>
    <style:style style:name="ce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898in" svg:height="4.5504in" svg:x="0.8819in" svg:y="3.5051in">
            <draw:object draw:notify-on-update-of-ranges="Sheet1.A1:Sheet1.A1 Sheet1.A2:Sheet1.A11 Sheet1.B1:Sheet1.B1 Sheet1.B2:Sheet1.B11 Sheet1.A1:Sheet1.A1 Sheet1.A2:Sheet1.A11 Sheet1.C1:Sheet1.C1 Sheet1.C2:Sheet1.C11 Sheet1.A1:Sheet1.A1 Sheet1.A2:Sheet1.A11 Sheet1.D1:Sheet1.D1 Sheet1.D2:Sheet1.D11 Sheet1.A1:Sheet1.A1 Sheet1.A2:Sheet1.A11 Sheet1.E1:Sheet1.E1 Sheet1.E2:Sheet1.E11 Sheet1.A1:Sheet1.A1 Sheet1.A2:Sheet1.A11 Sheet1.F1:Sheet1.F1 Sheet1.F2:Sheet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06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T</text:p>
            <text:p>Ryzen 5 3600</text:p>
          </table:table-cell>
          <table:table-cell table:style-name="ce2" office:value-type="string" calcext:value-type="string">
            <text:p>T</text:p>
            <text:p>Mac M2</text:p>
          </table:table-cell>
          <table:table-cell table:style-name="ce2" office:value-type="string" calcext:value-type="string">
            <text:p>T</text:p>
            <text:p>i7-4790</text:p>
          </table:table-cell>
          <table:table-cell table:style-name="ce2" office:value-type="string" calcext:value-type="string">
            <text:p>T</text:p>
            <text:p>Ryzen 5 5600</text:p>
          </table:table-cell>
          <table:table-cell table:style-name="ce6" office:value-type="string" calcext:value-type="string">
            <text:p>T</text:p>
            <text:p>Ryzen 5700X3D</text:p>
          </table:table-cell>
          <table:table-cell table:number-columns-repeated="101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67528200149536" calcext:value-type="float">
            <text:p>0.167528200149536</text:p>
          </table:table-cell>
          <table:table-cell office:value-type="float" office:value="0.168725198507308" calcext:value-type="float">
            <text:p>0.168725198507308</text:p>
          </table:table-cell>
          <table:table-cell office:value-type="float" office:value="0.174011200107634" calcext:value-type="float">
            <text:p>0.174011200107634</text:p>
          </table:table-cell>
          <table:table-cell office:value-type="float" office:value="0.128440046310425" calcext:value-type="float">
            <text:p>0.128440046310425</text:p>
          </table:table-cell>
          <table:table-cell table:style-name="Default" office:value-type="float" office:value="0.142103599943221" calcext:value-type="float">
            <text:p>0.14210359994322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338996199984103" calcext:value-type="float">
            <text:p>0.338996199984103</text:p>
          </table:table-cell>
          <table:table-cell office:value-type="float" office:value="0.237358599901199" calcext:value-type="float">
            <text:p>0.237358599901199</text:p>
          </table:table-cell>
          <table:table-cell office:value-type="float" office:value="0.353946600016206" calcext:value-type="float">
            <text:p>0.353946600016206</text:p>
          </table:table-cell>
          <table:table-cell office:value-type="float" office:value="0.287539958953857" calcext:value-type="float">
            <text:p>0.287539958953857</text:p>
          </table:table-cell>
          <table:table-cell table:style-name="Default" office:value-type="float" office:value="0.275937200011685" calcext:value-type="float">
            <text:p>0.275937200011685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79708799989894" calcext:value-type="float">
            <text:p>0.79708799989894</text:p>
          </table:table-cell>
          <table:table-cell office:value-type="float" office:value="0.492416602373123" calcext:value-type="float">
            <text:p>0.492416602373123</text:p>
          </table:table-cell>
          <table:table-cell office:value-type="float" office:value="0.837376800086349" calcext:value-type="float">
            <text:p>0.837376800086349</text:p>
          </table:table-cell>
          <table:table-cell office:value-type="float" office:value="0.664660024642944" calcext:value-type="float">
            <text:p>0.664660024642944</text:p>
          </table:table-cell>
          <table:table-cell table:style-name="Default" office:value-type="float" office:value="0.675789800006896" calcext:value-type="float">
            <text:p>0.675789800006896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.96325619993731" calcext:value-type="float">
            <text:p>1.96325619993731</text:p>
          </table:table-cell>
          <table:table-cell office:value-type="float" office:value="1.20943339765071" calcext:value-type="float">
            <text:p>1.20943339765071</text:p>
          </table:table-cell>
          <table:table-cell office:value-type="float" office:value="2.07350759999827" calcext:value-type="float">
            <text:p>2.07350759999827</text:p>
          </table:table-cell>
          <table:table-cell office:value-type="float" office:value="1.63996005058289" calcext:value-type="float">
            <text:p>1.63996005058289</text:p>
          </table:table-cell>
          <table:table-cell table:style-name="Default" office:value-type="float" office:value="1.61152260000817" calcext:value-type="float">
            <text:p>1.61152260000817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4.88994620004669" calcext:value-type="float">
            <text:p>4.88994620004669</text:p>
          </table:table-cell>
          <table:table-cell office:value-type="float" office:value="2.94124980270862" calcext:value-type="float">
            <text:p>2.94124980270862</text:p>
          </table:table-cell>
          <table:table-cell office:value-type="float" office:value="5.05283799981698" calcext:value-type="float">
            <text:p>5.05283799981698</text:p>
          </table:table-cell>
          <table:table-cell office:value-type="float" office:value="4.00268001556397" calcext:value-type="float">
            <text:p>4.00268001556397</text:p>
          </table:table-cell>
          <table:table-cell table:style-name="Default" office:value-type="float" office:value="4.03156259995885" calcext:value-type="float">
            <text:p>4.03156259995885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12.5583784001879" calcext:value-type="float">
            <text:p>12.5583784001879</text:p>
          </table:table-cell>
          <table:table-cell office:value-type="float" office:value="7.53167480230331" calcext:value-type="float">
            <text:p>7.53167480230331</text:p>
          </table:table-cell>
          <table:table-cell office:value-type="float" office:value="13.0328679998405" calcext:value-type="float">
            <text:p>13.0328679998405</text:p>
          </table:table-cell>
          <table:table-cell office:value-type="float" office:value="10.2212600231171" calcext:value-type="float">
            <text:p>10.2212600231171</text:p>
          </table:table-cell>
          <table:table-cell table:style-name="Default" office:value-type="float" office:value="11.9367546000518" calcext:value-type="float">
            <text:p>11.9367546000518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64000" calcext:value-type="float">
            <text:p>64000</text:p>
          </table:table-cell>
          <table:table-cell office:value-type="float" office:value="26.6174971998669" calcext:value-type="float">
            <text:p>26.6174971998669</text:p>
          </table:table-cell>
          <table:table-cell office:value-type="float" office:value="15.6464417994022" calcext:value-type="float">
            <text:p>15.6464417994022</text:p>
          </table:table-cell>
          <table:table-cell office:value-type="float" office:value="27.2958786001429" calcext:value-type="float">
            <text:p>27.2958786001429</text:p>
          </table:table-cell>
          <table:table-cell office:value-type="float" office:value="22.1723999500275" calcext:value-type="float">
            <text:p>22.1723999500275</text:p>
          </table:table-cell>
          <table:table-cell table:style-name="Default" office:value-type="float" office:value="23.4118214000016" calcext:value-type="float">
            <text:p>23.4118214000016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128000" calcext:value-type="float">
            <text:p>128000</text:p>
          </table:table-cell>
          <table:table-cell office:value-type="float" office:value="65.5403479999863" calcext:value-type="float">
            <text:p>65.5403479999863</text:p>
          </table:table-cell>
          <table:table-cell office:value-type="float" office:value="36.4195168018341" calcext:value-type="float">
            <text:p>36.4195168018341</text:p>
          </table:table-cell>
          <table:table-cell office:value-type="float" office:value="68.3283022000454" calcext:value-type="float">
            <text:p>68.3283022000454</text:p>
          </table:table-cell>
          <table:table-cell office:value-type="float" office:value="53.365180015564" calcext:value-type="float">
            <text:p>53.365180015564</text:p>
          </table:table-cell>
          <table:table-cell table:style-name="Default" office:value-type="float" office:value="53.4677975999657" calcext:value-type="float">
            <text:p>53.4677975999657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256000" calcext:value-type="float">
            <text:p>256000</text:p>
          </table:table-cell>
          <table:table-cell office:value-type="float" office:value="129.61767579997" calcext:value-type="float">
            <text:p>129.61767579997</text:p>
          </table:table-cell>
          <table:table-cell office:value-type="float" office:value="76.509341597557" calcext:value-type="float">
            <text:p>76.509341597557</text:p>
          </table:table-cell>
          <table:table-cell office:value-type="float" office:value="135.195522399992" calcext:value-type="float">
            <text:p>135.195522399992</text:p>
          </table:table-cell>
          <table:table-cell office:value-type="float" office:value="110.270780038834" calcext:value-type="float">
            <text:p>110.270780038834</text:p>
          </table:table-cell>
          <table:table-cell table:style-name="Default" office:value-type="float" office:value="112.805605200073" calcext:value-type="float">
            <text:p>112.805605200073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512000" calcext:value-type="float">
            <text:p>512000</text:p>
          </table:table-cell>
          <table:table-cell office:value-type="float" office:value="297.454547600169" calcext:value-type="float">
            <text:p>297.454547600169</text:p>
          </table:table-cell>
          <table:table-cell office:value-type="float" office:value="164.545550200343" calcext:value-type="float">
            <text:p>164.545550200343</text:p>
          </table:table-cell>
          <table:table-cell office:value-type="float" office:value="314.64969340004" calcext:value-type="float">
            <text:p>314.64969340004</text:p>
          </table:table-cell>
          <table:table-cell office:value-type="float" office:value="245.863959980011" calcext:value-type="float">
            <text:p>245.863959980011</text:p>
          </table:table-cell>
          <table:table-cell table:style-name="Default" office:value-type="float" office:value="235.966373000061" calcext:value-type="float">
            <text:p>235.96637300006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10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_1" table:base-cell-address="$Sheet1.$A$1" table:cell-range-address="Sheet1.$O$2:Sheet1.$P$11"/>
        </table:named-expressions>
      </table:table>
      <table:table table:name="Sheet2" table:style-name="ta2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23-02-02T09:11:12Z</meta:creation-date>
    <dc:date>2024-04-02T08:39:16.267192416</dc:date>
    <meta:editing-cycles>7</meta:editing-cycles>
    <meta:editing-duration>PT18M14S</meta:editing-duration>
    <meta:document-statistic meta:table-count="2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549cm" svg:height="11.559cm" xlink:href=".." xlink:type="simple" chart:class="chart:scatter" chart:style-name="ch1">
        <chart:title svg:x="9.079cm" svg:y="0.367cm" chart:style-name="ch2">
          <text:p>Arrays.sort</text:p>
        </chart:title>
        <chart:subtitle svg:x="9.582cm" svg:y="1.377cm" chart:style-name="ch3">
          <text:p>node.js</text:p>
        </chart:subtitle>
        <chart:legend chart:legend-position="end" svg:x="16.718cm" svg:y="3.491cm" style:legend-expansion="high" chart:style-name="ch4"/>
        <chart:plot-area chart:style-name="ch5" table:cell-range-address="Sheet1.A1:Sheet1.F11" chart:data-source-has-labels="row" svg:x="1.421cm" svg:y="2.291cm" svg:width="14.887cm" svg:height="8.056cm">
          <chart:coordinate-region svg:x="2.228cm" svg:y="2.491cm" svg:width="13.523cm" svg:height="7.209cm"/>
          <chart:axis chart:dimension="x" chart:name="primary-x" chart:style-name="ch6">
            <chart:title svg:x="8.688cm" svg:y="10.578cm" chart:style-name="ch7">
              <text:p>N</text:p>
            </chart:title>
          </chart:axis>
          <chart:axis chart:dimension="y" chart:name="primary-y" chart:style-name="ch8">
            <chart:title svg:x="0.451cm" svg:y="6.76cm" chart:style-name="ch9">
              <text:p>msec</text:p>
            </chart:title>
            <chart:grid chart:style-name="ch10" chart:class="major"/>
          </chart:axis>
          <chart:series chart:style-name="ch11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2" chart:values-cell-range-address="Sheet1.C2:Sheet1.C11" chart:label-cell-address="Sheet1.C1:Sheet1.C1" chart:class="chart:scatter">
            <chart:data-point chart:repeated="10"/>
          </chart:series>
          <chart:series chart:style-name="ch13" chart:values-cell-range-address="Sheet1.D2:Sheet1.D11" chart:label-cell-address="Sheet1.D1:Sheet1.D1" chart:class="chart:scatter">
            <chart:data-point chart:repeated="10"/>
          </chart:series>
          <chart:series chart:style-name="ch14" chart:values-cell-range-address="Sheet1.E2:Sheet1.E11" chart:label-cell-address="Sheet1.E1:Sheet1.E1" chart:class="chart:scatter">
            <chart:data-point chart:repeated="10"/>
          </chart:series>
          <chart:series chart:style-name="ch15" chart:values-cell-range-address="Sheet1.F2:Sheet1.F11" chart:label-cell-address="Sheet1.F1:Sheet1.F1" chart:class="chart:scatte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
Ryzen 5 3600</text:p>
                <draw:g>
                  <svg:desc>Sheet1.B1:Sheet1.B1</svg:desc>
                </draw:g>
              </table:table-cell>
              <table:table-cell office:value-type="string">
                <text:p>T
Mac M2</text:p>
                <draw:g>
                  <svg:desc>Sheet1.C1:Sheet1.C1</svg:desc>
                </draw:g>
              </table:table-cell>
              <table:table-cell office:value-type="string">
                <text:p>T
i7-4790</text:p>
                <draw:g>
                  <svg:desc>Sheet1.D1:Sheet1.D1</svg:desc>
                </draw:g>
              </table:table-cell>
              <table:table-cell office:value-type="string">
                <text:p>T
Ryzen 5 5600</text:p>
                <draw:g>
                  <svg:desc>Sheet1.E1:Sheet1.E1</svg:desc>
                </draw:g>
              </table:table-cell>
              <table:table-cell office:value-type="string">
                <text:p>T
Ryzen 5700X3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1</svg:desc>
                </draw:g>
              </table:table-cell>
              <table:table-cell office:value-type="float" office:value="0.167528200149536">
                <text:p>0.167528200149536</text:p>
                <draw:g>
                  <svg:desc>Sheet1.B2:Sheet1.B11</svg:desc>
                </draw:g>
              </table:table-cell>
              <table:table-cell office:value-type="float" office:value="0.168725198507308">
                <text:p>0.168725198507308</text:p>
                <draw:g>
                  <svg:desc>Sheet1.C2:Sheet1.C11</svg:desc>
                </draw:g>
              </table:table-cell>
              <table:table-cell office:value-type="float" office:value="0.174011200107634">
                <text:p>0.174011200107634</text:p>
                <draw:g>
                  <svg:desc>Sheet1.D2:Sheet1.D11</svg:desc>
                </draw:g>
              </table:table-cell>
              <table:table-cell office:value-type="float" office:value="0.128440046310425">
                <text:p>0.128440046310425</text:p>
                <draw:g>
                  <svg:desc>Sheet1.E2:Sheet1.E11</svg:desc>
                </draw:g>
              </table:table-cell>
              <table:table-cell office:value-type="float" office:value="0.142103599943221">
                <text:p>0.142103599943221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338996199984103">
                <text:p>0.338996199984103</text:p>
              </table:table-cell>
              <table:table-cell office:value-type="float" office:value="0.237358599901199">
                <text:p>0.237358599901199</text:p>
              </table:table-cell>
              <table:table-cell office:value-type="float" office:value="0.353946600016206">
                <text:p>0.353946600016206</text:p>
              </table:table-cell>
              <table:table-cell office:value-type="float" office:value="0.287539958953857">
                <text:p>0.287539958953857</text:p>
              </table:table-cell>
              <table:table-cell office:value-type="float" office:value="0.275937200011685">
                <text:p>0.275937200011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79708799989894">
                <text:p>0.79708799989894</text:p>
              </table:table-cell>
              <table:table-cell office:value-type="float" office:value="0.492416602373123">
                <text:p>0.492416602373123</text:p>
              </table:table-cell>
              <table:table-cell office:value-type="float" office:value="0.837376800086349">
                <text:p>0.837376800086349</text:p>
              </table:table-cell>
              <table:table-cell office:value-type="float" office:value="0.664660024642944">
                <text:p>0.664660024642944</text:p>
              </table:table-cell>
              <table:table-cell office:value-type="float" office:value="0.675789800006896">
                <text:p>0.675789800006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.96325619993731">
                <text:p>1.96325619993731</text:p>
              </table:table-cell>
              <table:table-cell office:value-type="float" office:value="1.20943339765071">
                <text:p>1.20943339765071</text:p>
              </table:table-cell>
              <table:table-cell office:value-type="float" office:value="2.07350759999827">
                <text:p>2.07350759999827</text:p>
              </table:table-cell>
              <table:table-cell office:value-type="float" office:value="1.63996005058289">
                <text:p>1.63996005058289</text:p>
              </table:table-cell>
              <table:table-cell office:value-type="float" office:value="1.61152260000817">
                <text:p>1.61152260000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4.88994620004669">
                <text:p>4.88994620004669</text:p>
              </table:table-cell>
              <table:table-cell office:value-type="float" office:value="2.94124980270862">
                <text:p>2.94124980270862</text:p>
              </table:table-cell>
              <table:table-cell office:value-type="float" office:value="5.05283799981698">
                <text:p>5.05283799981698</text:p>
              </table:table-cell>
              <table:table-cell office:value-type="float" office:value="4.00268001556397">
                <text:p>4.00268001556397</text:p>
              </table:table-cell>
              <table:table-cell office:value-type="float" office:value="4.03156259995885">
                <text:p>4.03156259995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12.5583784001879">
                <text:p>12.5583784001879</text:p>
              </table:table-cell>
              <table:table-cell office:value-type="float" office:value="7.53167480230331">
                <text:p>7.53167480230331</text:p>
              </table:table-cell>
              <table:table-cell office:value-type="float" office:value="13.0328679998405">
                <text:p>13.0328679998405</text:p>
              </table:table-cell>
              <table:table-cell office:value-type="float" office:value="10.2212600231171">
                <text:p>10.2212600231171</text:p>
              </table:table-cell>
              <table:table-cell office:value-type="float" office:value="11.9367546000518">
                <text:p>11.9367546000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0">
                <text:p>64000</text:p>
              </table:table-cell>
              <table:table-cell office:value-type="float" office:value="26.6174971998669">
                <text:p>26.6174971998669</text:p>
              </table:table-cell>
              <table:table-cell office:value-type="float" office:value="15.6464417994022">
                <text:p>15.6464417994022</text:p>
              </table:table-cell>
              <table:table-cell office:value-type="float" office:value="27.2958786001429">
                <text:p>27.2958786001429</text:p>
              </table:table-cell>
              <table:table-cell office:value-type="float" office:value="22.1723999500275">
                <text:p>22.1723999500275</text:p>
              </table:table-cell>
              <table:table-cell office:value-type="float" office:value="23.4118214000016">
                <text:p>23.4118214000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0">
                <text:p>128000</text:p>
              </table:table-cell>
              <table:table-cell office:value-type="float" office:value="65.5403479999863">
                <text:p>65.5403479999863</text:p>
              </table:table-cell>
              <table:table-cell office:value-type="float" office:value="36.4195168018341">
                <text:p>36.4195168018341</text:p>
              </table:table-cell>
              <table:table-cell office:value-type="float" office:value="68.3283022000454">
                <text:p>68.3283022000454</text:p>
              </table:table-cell>
              <table:table-cell office:value-type="float" office:value="53.365180015564">
                <text:p>53.365180015564</text:p>
              </table:table-cell>
              <table:table-cell office:value-type="float" office:value="53.4677975999657">
                <text:p>53.4677975999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00">
                <text:p>256000</text:p>
              </table:table-cell>
              <table:table-cell office:value-type="float" office:value="129.61767579997">
                <text:p>129.61767579997</text:p>
              </table:table-cell>
              <table:table-cell office:value-type="float" office:value="76.509341597557">
                <text:p>76.509341597557</text:p>
              </table:table-cell>
              <table:table-cell office:value-type="float" office:value="135.195522399992">
                <text:p>135.195522399992</text:p>
              </table:table-cell>
              <table:table-cell office:value-type="float" office:value="110.270780038834">
                <text:p>110.270780038834</text:p>
              </table:table-cell>
              <table:table-cell office:value-type="float" office:value="112.805605200073">
                <text:p>112.805605200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00">
                <text:p>512000</text:p>
              </table:table-cell>
              <table:table-cell office:value-type="float" office:value="297.454547600169">
                <text:p>297.454547600169</text:p>
              </table:table-cell>
              <table:table-cell office:value-type="float" office:value="164.545550200343">
                <text:p>164.545550200343</text:p>
              </table:table-cell>
              <table:table-cell office:value-type="float" office:value="314.64969340004">
                <text:p>314.64969340004</text:p>
              </table:table-cell>
              <table:table-cell office:value-type="float" office:value="245.863959980011">
                <text:p>245.863959980011</text:p>
              </table:table-cell>
              <table:table-cell office:value-type="float" office:value="235.966373000061">
                <text:p>235.966373000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